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1"/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71pt"/>
    </style:style>
    <style:style style:family="table-column" style:name="co2">
      <style:table-column-properties fo:break-before="auto" style:column-width="90.51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row" style:name="ro1">
      <style:table-row-properties fo:break-before="auto" style:use-optimal-row-height="true" style:row-height="13.8pt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_20_RowProperty" style:name="ce1">
      <style:table-cell-properties style:text-align-source="fix" style:direction="ltr" style:repeat-content="false" style:shrink-to-fit="false" fo:wrap-option="no-wrap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2">
      <style:table-cell-properties style:text-align-source="fix" style:direction="ltr" style:repeat-content="false" style:shrink-to-fit="false" fo:wrap-option="no-wrap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ColHeader" style:name="ce3">
      <style:table-cell-properties style:text-align-source="fix" style:direction="ltr" style:repeat-content="false" style:shrink-to-fit="false" fo:wrap-option="no-wrap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4">
      <style:table-cell-properties style:text-align-source="fix" style:direction="ltr" style:repeat-content="false" style:shrink-to-fit="false" fo:wrap-option="no-wrap" ns42:vertical-justify="auto" style:rotation-angle="0"/>
      <style:paragraph-properties fo:margin-left="0pt" fo:text-align="start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office:forms form:apply-design-mode="false" form:automatic-focus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021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3" office:value-type="string">
            <text:p>Geslacht</text:p>
          </table:table-cell>
          <table:table-cell ns41:value-type="string" table:style-name="ce3" office:value-type="string">
            <text:p>PopulatieCBS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a en Hunz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agteker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2" office:value-type="float">
            <text:p>3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alburg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alsm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692" office:value-type="float">
            <text:p>76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al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756" office:value-type="float">
            <text:p>77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r Aa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arden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arle-Rixt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52" office:value-type="float">
            <text:p>17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bbe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0" office:value-type="float">
            <text:p>5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bbenbr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bcou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chtkarspe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794" office:value-type="float">
            <text:p>97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dor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dua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kersloo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88" office:value-type="float">
            <text:p>14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blasser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038" office:value-type="float">
            <text:p>70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brandswaar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lkema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800" office:value-type="float">
            <text:p>48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kmaa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423" office:value-type="float">
            <text:p>214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me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207" office:value-type="float">
            <text:p>252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mer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lm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22" office:value-type="float">
            <text:p>24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phen aan den Rij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465" office:value-type="float">
            <text:p>124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phen en Ri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55" office:value-type="float">
            <text:p>19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phen-Chaam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mbt Del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23" office:value-type="float">
            <text:p>30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bt Montfort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mby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99" office:value-type="float">
            <text:p>14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ei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30" office:value-type="float">
            <text:p>10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e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77" office:value-type="float">
            <text:p>12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ero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ersfoo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456" office:value-type="float">
            <text:p>344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mersto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merzo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25" office:value-type="float">
            <text:p>16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stelve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mstenra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11" office:value-type="float">
            <text:p>16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ster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9868" office:value-type="float">
            <text:p>4198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d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11" office:value-type="float">
            <text:p>7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52" office:value-type="float">
            <text:p>22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ger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kev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49" office:value-type="float">
            <text:p>5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lo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na Paulowna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711" office:value-type="float">
            <text:p>37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peldo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313" office:value-type="float">
            <text:p>523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ppelte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ppinge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906" office:value-type="float">
            <text:p>49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rcen en Vel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27" office:value-type="float">
            <text:p>29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rk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21" office:value-type="float">
            <text:p>10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rnemui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39" office:value-type="float">
            <text:p>14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rn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0531" office:value-type="float">
            <text:p>605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spe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s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313" office:value-type="float">
            <text:p>143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ssendelf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66" office:value-type="float">
            <text:p>36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s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93" office:value-type="float">
            <text:p>47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venh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veree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073" office:value-type="float">
            <text:p>60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x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64" office:value-type="float">
            <text:p>39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ard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20" office:value-type="float">
            <text:p>26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a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arle-Nassau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25" office:value-type="float">
            <text:p>24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a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ex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f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kel en Milheez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40" office:value-type="float">
            <text:p>30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ngert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arendr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77" office:value-type="float">
            <text:p>44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rnevel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612" office:value-type="float">
            <text:p>126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r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42" office:value-type="float">
            <text:p>36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rsingerh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85" office:value-type="float">
            <text:p>9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rwoutswaard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ten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9" office:value-type="float">
            <text:p>3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thm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d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28" office:value-type="float">
            <text:p>39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g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k (L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36" office:value-type="float">
            <text:p>52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k en Don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mst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32" office:value-type="float">
            <text:p>34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r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rta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46" office:value-type="float">
            <text:p>17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s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36" office:value-type="float">
            <text:p>16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218" office:value-type="float">
            <text:p>42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t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i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054" office:value-type="float">
            <text:p>60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lfel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llingwedd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llingwol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61" office:value-type="float">
            <text:p>29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me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mm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641" office:value-type="float">
            <text:p>56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nnebr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nscho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nthuiz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 en Da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rg en Terblij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amba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eij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rgen (L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306" office:value-type="float">
            <text:p>53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en (NH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860" office:value-type="float">
            <text:p>486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en op Zoo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744" office:value-type="float">
            <text:p>177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ey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h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152" office:value-type="float">
            <text:p>81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ha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schenh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58" office:value-type="float">
            <text:p>21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kel en Rodenrij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30" office:value-type="float">
            <text:p>41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kel-Enscho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81" office:value-type="float">
            <text:p>16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kel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rkenwou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khou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20" office:value-type="float">
            <text:p>17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lic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01" office:value-type="float">
            <text:p>27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nhez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rniss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492" office:value-type="float">
            <text:p>54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un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usic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ver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379" office:value-type="float">
            <text:p>183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ier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iervlie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iggeker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39" office:value-type="float">
            <text:p>4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t Bild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05" office:value-type="float">
            <text:p>44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Bil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819" office:value-type="float">
            <text:p>118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ingelra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innenmaas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lad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ladel en Neter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46" office:value-type="float">
            <text:p>25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ankenh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aric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828" office:value-type="float">
            <text:p>28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eis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83" office:value-type="float">
            <text:p>16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eskensgraaf en Hofweg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oemendaa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766" office:value-type="float">
            <text:p>87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okk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69" office:value-type="float">
            <text:p>14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okzij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arnsterhim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ocholtz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08" office:value-type="float">
            <text:p>21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degra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degraven-Reeuwij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oek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313" office:value-type="float">
            <text:p>33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n Bo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lswa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24" office:value-type="float">
            <text:p>41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n Bomm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ornsterhem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orcu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rg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337" office:value-type="float">
            <text:p>53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rger-Odoor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orgha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59" office:value-type="float">
            <text:p>22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rn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320" office:value-type="float">
            <text:p>73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rsel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orssel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skoo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31" office:value-type="float">
            <text:p>47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venkarsp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01" office:value-type="float">
            <text:p>20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xm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395" office:value-type="float">
            <text:p>43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xt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669" office:value-type="float">
            <text:p>86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ak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29" office:value-type="float">
            <text:p>26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and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eda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945" office:value-type="float">
            <text:p>529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ederwied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resken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euke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91" office:value-type="float">
            <text:p>34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iell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87" office:value-type="float">
            <text:p>20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oek in Wate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oekhuiz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onckhorst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rouwersha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uiniss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umm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unss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394" office:value-type="float">
            <text:p>123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d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213" office:value-type="float">
            <text:p>42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n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91" office:value-type="float">
            <text:p>13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nni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50" office:value-type="float">
            <text:p>23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nscho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84" office:value-type="float">
            <text:p>44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96" office:value-type="float">
            <text:p>11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rgh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52" office:value-type="float">
            <text:p>3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ss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556" office:value-type="float">
            <text:p>185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urmal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adier en K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85" office:value-type="float">
            <text:p>8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adz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allantsoo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apelle aan den IJs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205" office:value-type="float">
            <text:p>62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astric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263" office:value-type="float">
            <text:p>62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ha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19" office:value-type="float">
            <text:p>13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ling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oevor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043" office:value-type="float">
            <text:p>50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oth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ranendonc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Cromstrij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Cuij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Cuijk en Sint Agatha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34" office:value-type="float">
            <text:p>39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ulembo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038" office:value-type="float">
            <text:p>60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a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50" office:value-type="float">
            <text:p>24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alf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379" office:value-type="float">
            <text:p>53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antum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902" office:value-type="float">
            <text:p>79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antumadi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ei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90" office:value-type="float">
            <text:p>12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lf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631" office:value-type="float">
            <text:p>386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lfzij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474" office:value-type="float">
            <text:p>84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nekam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urn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vent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649" office:value-type="float">
            <text:p>276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062" office:value-type="float">
            <text:p>50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em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epenhei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31" office:value-type="float">
            <text:p>11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epenv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02" office:value-type="float">
            <text:p>44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es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ev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69" office:value-type="float">
            <text:p>17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nkel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inteloord en Prinsen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74" office:value-type="float">
            <text:p>22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nth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38" office:value-type="float">
            <text:p>15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nxper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81" office:value-type="float">
            <text:p>27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rks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dewaa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24" office:value-type="float">
            <text:p>14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es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553" office:value-type="float">
            <text:p>355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etinc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415" office:value-type="float">
            <text:p>134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kk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m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01" office:value-type="float">
            <text:p>7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153" office:value-type="float">
            <text:p>715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ngerade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oniawersta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118" office:value-type="float">
            <text:p>31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04" office:value-type="float">
            <text:p>44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ornsp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rdr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537" office:value-type="float">
            <text:p>415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echter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reischo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eum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iebergen-Rijsen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20" office:value-type="float">
            <text:p>67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iebrugg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riewe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89" office:value-type="float">
            <text:p>2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immel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ront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run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27" office:value-type="float">
            <text:p>38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u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ubbel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80" office:value-type="float">
            <text:p>278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uive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ui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uivendij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5" office:value-type="float">
            <text:p>2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n Du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us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99" office:value-type="float">
            <text:p>22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wingelo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87" office:value-type="float">
            <text:p>17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416" office:value-type="float">
            <text:p>74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chtel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cht-Suster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382" office:value-type="float">
            <text:p>73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dam-Volendam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072" office:value-type="float">
            <text:p>290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el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41" office:value-type="float">
            <text:p>30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emne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16" office:value-type="float">
            <text:p>14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emsmo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enr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er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890" office:value-type="float">
            <text:p>28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eth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gmo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gmond aan Ze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17" office:value-type="float">
            <text:p>21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gmond-Binn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62" office:value-type="float">
            <text:p>18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iber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ijgelsho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ijs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65" office:value-type="float">
            <text:p>27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ijsden-Margrat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indho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5619" office:value-type="float">
            <text:p>856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09" office:value-type="float">
            <text:p>18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kerze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8" office:value-type="float">
            <text:p>2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lemee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lewouts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3" office:value-type="float">
            <text:p>2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slo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70" office:value-type="float">
            <text:p>26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216" office:value-type="float">
            <text:p>72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91" office:value-type="float">
            <text:p>15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mm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090" office:value-type="float">
            <text:p>340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mpel en Meer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nge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94" office:value-type="float">
            <text:p>4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nkhuiz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44" office:value-type="float">
            <text:p>52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nsche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3330" office:value-type="float">
            <text:p>633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p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722" office:value-type="float">
            <text:p>117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rme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230" office:value-type="float">
            <text:p>142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r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88" office:value-type="float">
            <text:p>21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sch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8" office:value-type="float">
            <text:p>5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st en Opijn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tten en Leu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89" office:value-type="float">
            <text:p>67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tten-Leur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verd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97" office:value-type="float">
            <text:p>17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zing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61" office:value-type="float">
            <text:p>9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Ferwerd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277" office:value-type="float">
            <text:p>42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Ferwerderadi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Fijnaart en Heijn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27" office:value-type="float">
            <text:p>25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Finsterwol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51" office:value-type="float">
            <text:p>16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Franek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Franek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Friese Mer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e Fryske Marr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aaste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aasterlân-Sleat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asselt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12" office:value-type="float">
            <text:p>19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ertruidenbe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ervlie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04" office:value-type="float">
            <text:p>7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ff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ldermal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355" office:value-type="float">
            <text:p>33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ldro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827" office:value-type="float">
            <text:p>98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ldrop-Mierlo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el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043" office:value-type="float">
            <text:p>160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me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94" office:value-type="float">
            <text:p>64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mert-Bak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endr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802" office:value-type="float">
            <text:p>78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nd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32" office:value-type="float">
            <text:p>25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nemui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nne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69" office:value-type="float">
            <text:p>27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ull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ies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iessen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84" office:value-type="float">
            <text:p>13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iessenland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ie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02" office:value-type="float">
            <text:p>21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ietho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ilze en Rij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699" office:value-type="float">
            <text:p>76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ederee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11" office:value-type="float">
            <text:p>6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eree-Overflakke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oe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371" office:value-type="float">
            <text:p>73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irl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oise Mer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oo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rinc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761" office:value-type="float">
            <text:p>107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rs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967" office:value-type="float">
            <text:p>59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uda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502" office:value-type="float">
            <text:p>215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udera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92" office:value-type="float">
            <text:p>10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udriaa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9" office:value-type="float">
            <text:p>3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udswaa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18" office:value-type="float">
            <text:p>7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aafstroom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raauw en Langen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af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aft-De Rijp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ramsber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at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32" office:value-type="float">
            <text:p>10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av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n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850" office:value-type="float">
            <text:p>28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nhage (gemeente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86672" office:value-type="float">
            <text:p>2866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nmo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48" office:value-type="float">
            <text:p>7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npold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nzan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020" office:value-type="float">
            <text:p>50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evenbi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ijps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84" office:value-type="float">
            <text:p>18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ijpsker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38" office:value-type="float">
            <text:p>4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e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41" office:value-type="float">
            <text:p>10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en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41" office:value-type="float">
            <text:p>32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esb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202" office:value-type="float">
            <text:p>72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ningen (gemeente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0905" office:value-type="float">
            <text:p>709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nsvel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ot-Ammer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07" office:value-type="float">
            <text:p>10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otebr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03" office:value-type="float">
            <text:p>29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otega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317" office:value-type="float">
            <text:p>43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ubbenvor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ulp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41" office:value-type="float">
            <text:p>20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ulpen-Wittem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aaf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ksber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406" office:value-type="float">
            <text:p>74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mste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13" office:value-type="float">
            <text:p>16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rl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2056" office:value-type="float">
            <text:p>820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rlemmerliede en Spaarnwou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74" office:value-type="float">
            <text:p>23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rlemmerm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955" office:value-type="float">
            <text:p>229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str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e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gestei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85" office:value-type="float">
            <text:p>4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lderberg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alste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n H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p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denbe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489" office:value-type="float">
            <text:p>114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der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780" office:value-type="float">
            <text:p>878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dinxveld-Giessen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21" office:value-type="float">
            <text:p>64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510" office:value-type="float">
            <text:p>65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enkarsp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l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955" office:value-type="float">
            <text:p>59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me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ske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824" office:value-type="float">
            <text:p>58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ssel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29" office:value-type="float">
            <text:p>14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tt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744" office:value-type="float">
            <text:p>37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velt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47" office:value-type="float">
            <text:p>25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zerswou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69" office:value-type="float">
            <text:p>32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d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eel en Panh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28" office:value-type="float">
            <text:p>12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ms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mste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266" office:value-type="float">
            <text:p>122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nvlie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626" office:value-type="float">
            <text:p>46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Heer-Abtsker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9" office:value-type="float">
            <text:p>2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Heer-Arendsker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28" office:value-type="float">
            <text:p>24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839" office:value-type="float">
            <text:p>68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Heerenh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env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000" office:value-type="float">
            <text:p>130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ewaar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hugowaa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jans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5865" office:value-type="float">
            <text:p>358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sch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72" office:value-type="float">
            <text:p>29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s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swijk-Dinther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eez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ze-Leend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efshuiz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ei- en Boeico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9" office:value-type="float">
            <text:p>4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ilo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inenoo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inkensz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in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67" office:value-type="float">
            <text:p>20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kel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73" office:value-type="float">
            <text:p>5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kendor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l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561" office:value-type="float">
            <text:p>55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n Held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891" office:value-type="float">
            <text:p>258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llendo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531" office:value-type="float">
            <text:p>125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llevoetslui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589" office:value-type="float">
            <text:p>35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lmo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658" office:value-type="float">
            <text:p>216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lvoi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08" office:value-type="float">
            <text:p>16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melumer Oldefe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44" office:value-type="float">
            <text:p>24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ndrik-Ido-Amba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283" office:value-type="float">
            <text:p>42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ngelo (Gld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358" office:value-type="float">
            <text:p>33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ngelo (O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752" office:value-type="float">
            <text:p>307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nnaard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38" office:value-type="float">
            <text:p>23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nsbr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rk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r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Hertogenbosch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5577" office:value-type="float">
            <text:p>355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rwen en Aerd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723" office:value-type="float">
            <text:p>37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rwijn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07" office:value-type="float">
            <text:p>9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te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81" office:value-type="float">
            <text:p>29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ukel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um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10" office:value-type="float">
            <text:p>18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us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ythuy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illego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646" office:value-type="float">
            <text:p>76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ilvarenb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56" office:value-type="float">
            <text:p>30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ilvers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9058" office:value-type="float">
            <text:p>490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indeloop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dekensker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14" office:value-type="float">
            <text:p>8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54" office:value-type="float">
            <text:p>12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nkoo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nsbr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240" office:value-type="float">
            <text:p>112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velak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62" office:value-type="float">
            <text:p>26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f van Twent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ollands Kroo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ol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nteniss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fdplaa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blok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4" office:value-type="float">
            <text:p>4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e en Lage Mier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e en Lage Zwaluw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33" office:value-type="float">
            <text:p>23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eloon, Hapert en Caste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ev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075" office:value-type="float">
            <text:p>130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ezand-Sappem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272" office:value-type="float">
            <text:p>122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karsp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wou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033" office:value-type="float">
            <text:p>80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rnaa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rs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92" office:value-type="float">
            <text:p>5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r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83" office:value-type="float">
            <text:p>64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rst aan de Maas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ou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ijber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is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iz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426" office:value-type="float">
            <text:p>84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lsbe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l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70" office:value-type="float">
            <text:p>24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mmelo en Kepp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n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daard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14" office:value-type="float">
            <text:p>36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Jl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74" office:value-type="float">
            <text:p>7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Jsselham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IJsselmui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34" office:value-type="float">
            <text:p>41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Jsselstei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55" office:value-type="float">
            <text:p>34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Jzendij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lpen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13" office:value-type="float">
            <text:p>13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tte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Jab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Jacobswoud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Jis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7" office:value-type="float">
            <text:p>3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Jutphaa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50" office:value-type="float">
            <text:p>21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ag en Braassem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Kameri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mp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622" office:value-type="float">
            <text:p>136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nten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99" office:value-type="float">
            <text:p>10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pell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94" office:value-type="float">
            <text:p>21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ttendij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9" office:value-type="float">
            <text:p>5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t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351" office:value-type="float">
            <text:p>153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twou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1" office:value-type="float">
            <text:p>1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dic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rkra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017" office:value-type="float">
            <text:p>250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rkwerv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rk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87" office:value-type="float">
            <text:p>23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s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45" office:value-type="float">
            <text:p>15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ste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33" office:value-type="float">
            <text:p>29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laaswaa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77" office:value-type="float">
            <text:p>11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limm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77" office:value-type="float">
            <text:p>14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loeting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88" office:value-type="float">
            <text:p>10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loosterbu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lunde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85" office:value-type="float">
            <text:p>27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cke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e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ewa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ggen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Kollumerland en Nieuwkruis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20" office:value-type="float">
            <text:p>51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og aan de Zaa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rendij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Kortenhoef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30" office:value-type="float">
            <text:p>15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rtgen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udekerk aan den Rij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udeker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rabbendij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05" office:value-type="float">
            <text:p>14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rimpen aan de L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92" office:value-type="float">
            <text:p>18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rimpen aan den IJs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50" office:value-type="float">
            <text:p>52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rimpenerwaar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Krommeni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848" office:value-type="float">
            <text:p>48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ruin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96" office:value-type="float">
            <text:p>25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uinr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wa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arbee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ander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andgraaf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andsm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07" office:value-type="float">
            <text:p>41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ngbr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nge Ruige Wei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nge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01" office:value-type="float">
            <text:p>47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ngera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nsinger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aren (Gld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ren (NH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305" office:value-type="float">
            <text:p>63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77" office:value-type="float">
            <text:p>47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n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35" office:value-type="float">
            <text:p>14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n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rbr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r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870" office:value-type="float">
            <text:p>58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rs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02" office:value-type="float">
            <text:p>20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uwar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0500" office:value-type="float">
            <text:p>405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uward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99" office:value-type="float">
            <text:p>25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i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351" office:value-type="float">
            <text:p>473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iderdor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88" office:value-type="float">
            <text:p>36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idschen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296" office:value-type="float">
            <text:p>82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idschendam-Voorburg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eimui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kker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818" office:value-type="float">
            <text:p>28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lysta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emste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uda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eus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xmo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60" office:value-type="float">
            <text:p>96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chtenvoor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652" office:value-type="float">
            <text:p>66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emeer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iemp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en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Li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30" office:value-type="float">
            <text:p>26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eshou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esvel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imbri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74" office:value-type="float">
            <text:p>16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mm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ngewaa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ingewaar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inn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nscho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ss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860" office:value-type="float">
            <text:p>686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th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ttenserade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ittenseradi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oc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24" office:value-type="float">
            <text:p>38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en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75" office:value-type="float">
            <text:p>16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enersloo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on op Z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935" office:value-type="float">
            <text:p>79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osdr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09" office:value-type="float">
            <text:p>32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pi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94" office:value-type="float">
            <text:p>27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ppers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85" office:value-type="float">
            <text:p>17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ss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686" office:value-type="float">
            <text:p>86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uyksgest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rheez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43" office:value-type="float">
            <text:p>19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rs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972" office:value-type="float">
            <text:p>59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rtens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57" office:value-type="float">
            <text:p>34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bra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bre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39" office:value-type="float">
            <text:p>34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84" office:value-type="float">
            <text:p>9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don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aasdri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179" office:value-type="float">
            <text:p>31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gouw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aas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slui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79" office:value-type="float">
            <text:p>67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tri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603" office:value-type="float">
            <text:p>446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d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ade en Drimme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rgra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riekerk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arke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rk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Marn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ar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18" office:value-type="float">
            <text:p>38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uri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62" office:value-type="float">
            <text:p>24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dembli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59" office:value-type="float">
            <text:p>27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e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32" office:value-type="float">
            <text:p>9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er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35" office:value-type="float">
            <text:p>10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er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94" office:value-type="float">
            <text:p>16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erlo-Wanssum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eers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69" office:value-type="float">
            <text:p>41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gen, Haren en Macha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53" office:value-type="float">
            <text:p>125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ij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lick en Herkenbosch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lisker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lissan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naldum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80" office:value-type="float">
            <text:p>528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nameradi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enterwold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epp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721" office:value-type="float">
            <text:p>87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rkelb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83" office:value-type="float">
            <text:p>8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h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9" office:value-type="float">
            <text:p>6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delburg (Z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918" office:value-type="float">
            <text:p>109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delharni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34" office:value-type="float">
            <text:p>25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deli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delst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59" office:value-type="float">
            <text:p>13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den-Delf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idden-Drenth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iddenschouw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iddenvel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idwolda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05" office:value-type="float">
            <text:p>22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wou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er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jdr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93" office:value-type="float">
            <text:p>36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jnsheeren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ll en Sint Hube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200" office:value-type="float">
            <text:p>42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llingen aan de Rij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18" office:value-type="float">
            <text:p>21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erdij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oergest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73" office:value-type="float">
            <text:p>17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erhuiz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oerkapell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lenaarsgraaf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39" office:value-type="float">
            <text:p>3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lenwaar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onnicken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nst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950" office:value-type="float">
            <text:p>79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ntfer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ontfoo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03" office:value-type="float">
            <text:p>13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ntfo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ok en Middelaa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97" office:value-type="float">
            <text:p>16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ordr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13" office:value-type="float">
            <text:p>19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ui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unstergel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unten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aald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918" office:value-type="float">
            <text:p>99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aar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308" office:value-type="float">
            <text:p>73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eder-Betuw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ederhorst den Be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64" office:value-type="float">
            <text:p>15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ederle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ederwee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70" office:value-type="float">
            <text:p>51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ee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51" office:value-type="float">
            <text:p>44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eerijn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ibbixwou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dorp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ieuw- en Sint Joos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-Beije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 Pekela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53" office:value-type="float">
            <text:p>275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 Tong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11" office:value-type="float">
            <text:p>11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gei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ieuwenha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-Niedor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r-Amst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952" office:value-type="float">
            <text:p>219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r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rkerk aan den IJs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80" office:value-type="float">
            <text:p>298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schan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-Ginnek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002" office:value-type="float">
            <text:p>40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koo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39" office:value-type="float">
            <text:p>27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-Lekke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leu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60" office:value-type="float">
            <text:p>256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olda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05" office:value-type="float">
            <text:p>9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poo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stad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80" office:value-type="float">
            <text:p>88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v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vlie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4" office:value-type="float">
            <text:p>2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-Vossem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gtev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07" office:value-type="float">
            <text:p>5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jefur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ijev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38" office:value-type="float">
            <text:p>8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j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818" office:value-type="float">
            <text:p>78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jme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5184" office:value-type="float">
            <text:p>651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ss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12" office:value-type="float">
            <text:p>3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ssewaar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istelro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73" office:value-type="float">
            <text:p>25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b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93" office:value-type="float">
            <text:p>4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-Beve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oordbr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72" office:value-type="float">
            <text:p>9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31" office:value-type="float">
            <text:p>16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eloo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28" office:value-type="float">
            <text:p>6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envel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oorder-Koggen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oordgouw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20" office:value-type="float">
            <text:p>4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Noordoostelijke Pold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778" office:value-type="float">
            <text:p>147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oostpolder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oordwell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6" office:value-type="float">
            <text:p>1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715" office:value-type="float">
            <text:p>87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wijkerhou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129" office:value-type="float">
            <text:p>61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tdor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823" office:value-type="float">
            <text:p>28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uenen, Gerwen en Nederwet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752" office:value-type="float">
            <text:p>37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u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umansdor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unspeet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uth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192" office:value-type="float">
            <text:p>31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bbicht en Papenho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56" office:value-type="float">
            <text:p>10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b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61" office:value-type="float">
            <text:p>13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67" office:value-type="float">
            <text:p>5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do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15" office:value-type="float">
            <text:p>64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effel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08" office:value-type="float">
            <text:p>9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egstgee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533" office:value-type="float">
            <text:p>65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hé en Laa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irsb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irscho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239" office:value-type="float">
            <text:p>42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ister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618" office:value-type="float">
            <text:p>56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dambt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ldebr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679" office:value-type="float">
            <text:p>76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dehov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de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57" office:value-type="float">
            <text:p>10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demark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denzaa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07" office:value-type="float">
            <text:p>39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st-Wijh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mm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62" office:value-type="float">
            <text:p>67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nderbank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nstwed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628" office:value-type="float">
            <text:p>116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ltgensplaa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 Gelr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ost- en West-Sou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97" office:value-type="float">
            <text:p>38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-, West- en Middelbeer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36" office:value-type="float">
            <text:p>19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dong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43" office:value-type="float">
            <text:p>38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erbroe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osterhesse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09" office:value-type="float">
            <text:p>21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erhou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821" office:value-type="float">
            <text:p>128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e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flakke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osthuiz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kapell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stellingwerf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708" office:value-type="float">
            <text:p>97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voorn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zaa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06" office:value-type="float">
            <text:p>27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tmars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enbaar Lichaam Z.IJ.P.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heme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loo, Sint Anthonis en Ledeack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10" office:value-type="float">
            <text:p>30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m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32" office:value-type="float">
            <text:p>16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perdoe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ste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495" office:value-type="float">
            <text:p>104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s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490" office:value-type="float">
            <text:p>154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ssendr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terl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01" office:value-type="float">
            <text:p>5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tters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tto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 en Nieuw Gast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50" office:value-type="float">
            <text:p>39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-Albla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-Beije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00" office:value-type="float">
            <text:p>39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dor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41" office:value-type="float">
            <text:p>21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 IJsselstree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ude Pekela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81" office:value-type="float">
            <text:p>39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lan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8" office:value-type="float">
            <text:p>3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nbosch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23" office:value-type="float">
            <text:p>44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n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nho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81" office:value-type="float">
            <text:p>4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-Niedor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22" office:value-type="float">
            <text:p>8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r-Amst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rker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uderkerk aan den IJs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77" office:value-type="float">
            <text:p>21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-Tong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wat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81" office:value-type="float">
            <text:p>19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or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-Vossem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68" office:value-type="float">
            <text:p>10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wer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verassel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93" office:value-type="float">
            <text:p>13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verbetuw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versla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1" office:value-type="float">
            <text:p>1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vezan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anner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65" office:value-type="float">
            <text:p>9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apeko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83" office:value-type="float">
            <text:p>2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apendr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002" office:value-type="float">
            <text:p>50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eel en Maas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Peiz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75" office:value-type="float">
            <text:p>15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ekela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Philippin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iershi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ijnack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51" office:value-type="float">
            <text:p>52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ijnacker-Nootdorp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Polsbr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2" office:value-type="float">
            <text:p>5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oortugaa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537" office:value-type="float">
            <text:p>45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oortvlie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62" office:value-type="float">
            <text:p>8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osterhol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rinsenb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11" office:value-type="float">
            <text:p>25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urmere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64" office:value-type="float">
            <text:p>52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utt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19" office:value-type="float">
            <text:p>10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ut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251" office:value-type="float">
            <text:p>62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uttersho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aalt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301" office:value-type="float">
            <text:p>83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aamsdon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57" office:value-type="float">
            <text:p>44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auwerder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54" office:value-type="float">
            <text:p>13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avenstei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80" office:value-type="float">
            <text:p>308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eu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73" office:value-type="float">
            <text:p>30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ider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eimerswaa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eness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nk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090" office:value-type="float">
            <text:p>140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nswou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11" office:value-type="float">
            <text:p>10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tranchemen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5" office:value-type="float">
            <text:p>2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u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21" office:value-type="float">
            <text:p>25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usel-De Mierd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he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844" office:value-type="float">
            <text:p>188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hen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hoo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40" office:value-type="float">
            <text:p>24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dder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541" office:value-type="float">
            <text:p>145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etho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36" office:value-type="float">
            <text:p>6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etvel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00" office:value-type="float">
            <text:p>4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nevel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ijnsaterwou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09" office:value-type="float">
            <text:p>4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ns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383" office:value-type="float">
            <text:p>33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nwaard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ijnwoud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e Rij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60" office:value-type="float">
            <text:p>86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sber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05" office:value-type="float">
            <text:p>20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s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269" office:value-type="float">
            <text:p>72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ssen-Holt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ijswijk (NB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9" office:value-type="float">
            <text:p>4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swijk (ZH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815" office:value-type="float">
            <text:p>188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lland-Bath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73" office:value-type="float">
            <text:p>14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tt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5" office:value-type="float">
            <text:p>2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ckanj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31" office:value-type="float">
            <text:p>41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erdal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oermo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984" office:value-type="float">
            <text:p>169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gg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ggel en Neer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ol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Ronde Ven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oosendaa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oosendaal en Nisp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423" office:value-type="float">
            <text:p>194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oste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24" office:value-type="float">
            <text:p>6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sma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583" office:value-type="float">
            <text:p>45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ss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tter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0206" office:value-type="float">
            <text:p>3602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zen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68" office:value-type="float">
            <text:p>20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zendaa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ucph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576" office:value-type="float">
            <text:p>75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uin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uinerwol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04" office:value-type="float">
            <text:p>16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uur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96" office:value-type="float">
            <text:p>29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uwi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07" office:value-type="float">
            <text:p>4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as van Gen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65" office:value-type="float">
            <text:p>21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assenhei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738" office:value-type="float">
            <text:p>47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aesbe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a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61" office:value-type="float">
            <text:p>24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a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alk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89" office:value-type="float">
            <text:p>9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arster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cheemda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712" office:value-type="float">
            <text:p>37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ellinkhou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6" office:value-type="float">
            <text:p>2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elluin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ermer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chermerh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95" office:value-type="float">
            <text:p>5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erpeniss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erpenz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14" office:value-type="float">
            <text:p>19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e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948" office:value-type="float">
            <text:p>399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ermonnikoo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jnd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843" office:value-type="float">
            <text:p>68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mme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nn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820" office:value-type="float">
            <text:p>28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nvel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plui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ondij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95" office:value-type="float">
            <text:p>9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oneb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onho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11" office:value-type="float">
            <text:p>32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onrewoe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or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26" office:value-type="float">
            <text:p>18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uwen-Duive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erooskerke (Schouwen-Duivenland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4" office:value-type="float">
            <text:p>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erooskerke (Walcheren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98" office:value-type="float">
            <text:p>8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even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16" office:value-type="float">
            <text:p>25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jbekarsp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86" office:value-type="float">
            <text:p>7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mpelvel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13" office:value-type="float">
            <text:p>25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Anthonis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int Geertrui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Janst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95" office:value-type="float">
            <text:p>21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Lauren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99" office:value-type="float">
            <text:p>7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Maar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14" office:value-type="float">
            <text:p>7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Odilienbe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Pancra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Philips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-Anna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70" office:value-type="float">
            <text:p>13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-Maartens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95" office:value-type="float">
            <text:p>13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-Michielsgest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845" office:value-type="float">
            <text:p>48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-Oedenro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587" office:value-type="float">
            <text:p>55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tta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241" office:value-type="float">
            <text:p>152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ttard-Gele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karsterlâ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l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541" office:value-type="float">
            <text:p>35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enak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iedr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622" office:value-type="float">
            <text:p>86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ochte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82" office:value-type="float">
            <text:p>67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oten (F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uis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luis (oud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uis-Aardenburg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mallinge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321" office:value-type="float">
            <text:p>133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mil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31" office:value-type="float">
            <text:p>36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n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204" office:value-type="float">
            <text:p>102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nelrewaa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oe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871" office:value-type="float">
            <text:p>138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ome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770" office:value-type="float">
            <text:p>57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ommels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72" office:value-type="float">
            <text:p>17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on en Breug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70" office:value-type="float">
            <text:p>32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paub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pijkeniss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50" office:value-type="float">
            <text:p>34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prang-Capell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163" office:value-type="float">
            <text:p>31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. Anthonis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ad aan 't Haringvlie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ad Del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93" office:value-type="float">
            <text:p>22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adskanaa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anddaarbui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aphor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51" office:value-type="float">
            <text:p>51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aveniss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avo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de Broec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ed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enberg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eenbergen en Kruis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ende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22" office:value-type="float">
            <text:p>22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en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411" office:value-type="float">
            <text:p>54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enwijker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eenwijkerwol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176" office:value-type="float">
            <text:p>41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in (L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34" office:value-type="float">
            <text:p>44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llen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venswee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88" office:value-type="float">
            <text:p>7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ichtse Vecht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iphou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96" office:value-type="float">
            <text:p>10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ol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outen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ramproy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reefke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29" office:value-type="float">
            <text:p>9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rij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údwest-Fryslâ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uste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889" office:value-type="float">
            <text:p>28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walm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00" office:value-type="float">
            <text:p>36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ge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500" office:value-type="float">
            <text:p>85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rheij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99" office:value-type="float">
            <text:p>26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rmun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35" office:value-type="float">
            <text:p>22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rneuz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172" office:value-type="float">
            <text:p>81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rschellin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ter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x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382" office:value-type="float">
            <text:p>53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yling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Tho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88" office:value-type="float">
            <text:p>16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h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i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089" office:value-type="float">
            <text:p>90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ienhoven (ZH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4" office:value-type="float">
            <text:p>2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ietjerkst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286" office:value-type="float">
            <text:p>102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il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9605" office:value-type="float">
            <text:p>696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ubber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579" office:value-type="float">
            <text:p>75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udderen (Drostambt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ull en 't Waa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wenter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Twis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ynaarlo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Tytsjerksteradi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Ubach over Worm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bber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088" office:value-type="float">
            <text:p>40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341" office:value-type="float">
            <text:p>83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denhou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72" office:value-type="float">
            <text:p>32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itgee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40" office:value-type="float">
            <text:p>27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itho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919" office:value-type="float">
            <text:p>49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ithuiz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ithuizermee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46" office:value-type="float">
            <text:p>26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lestra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lr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56" office:value-type="float">
            <text:p>19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rmo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06" office:value-type="float">
            <text:p>20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rs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93" office:value-type="float">
            <text:p>8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sque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ting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02" office:value-type="float">
            <text:p>25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trecht (gemeente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5782" office:value-type="float">
            <text:p>1257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trechtse Heuvelrug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Vaal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924" office:value-type="float">
            <text:p>49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al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alkenburg (ZH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alkenburg aan de Geu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Valkenburg-Hout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002" office:value-type="float">
            <text:p>60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alkeniss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Valkenswaa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656" office:value-type="float">
            <text:p>96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ari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44" office:value-type="float">
            <text:p>7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en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942" office:value-type="float">
            <text:p>79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enendaa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902" office:value-type="float">
            <text:p>119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er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gh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ldho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548" office:value-type="float">
            <text:p>95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ls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505" office:value-type="float">
            <text:p>325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nhuiz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n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166" office:value-type="float">
            <text:p>271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nray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870" office:value-type="float">
            <text:p>108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ssem, Wintelre en Knegs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27" office:value-type="float">
            <text:p>14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ian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ierlingsbee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160" office:value-type="float">
            <text:p>316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ierpolder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inkeveen en Waverv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45" office:value-type="float">
            <text:p>29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aard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568" office:value-type="float">
            <text:p>345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agtwed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360" office:value-type="float">
            <text:p>836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edd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94" office:value-type="float">
            <text:p>13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euten-De Mee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337" office:value-type="float">
            <text:p>43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ie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ijm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091" office:value-type="float">
            <text:p>50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iss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731" office:value-type="float">
            <text:p>147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i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odro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36" office:value-type="float">
            <text:p>11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erendaa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00" office:value-type="float">
            <text:p>34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gelwaar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42" office:value-type="float">
            <text:p>18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llenhov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or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839" office:value-type="float">
            <text:p>208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orhou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11" office:value-type="float">
            <text:p>26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orscho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335" office:value-type="float">
            <text:p>73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or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207" office:value-type="float">
            <text:p>102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r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93" office:value-type="float">
            <text:p>30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ree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90" office:value-type="float">
            <text:p>6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rees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rie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54" office:value-type="float">
            <text:p>34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riezenv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68" office:value-type="float">
            <text:p>64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rouwenpold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ug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356" office:value-type="float">
            <text:p>113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u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alr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802" office:value-type="float">
            <text:p>48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al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161" office:value-type="float">
            <text:p>91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ar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99" office:value-type="float">
            <text:p>4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arden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26" office:value-type="float">
            <text:p>9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ard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9" office:value-type="float">
            <text:p>5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ddinxv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622" office:value-type="float">
            <text:p>56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gen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640" office:value-type="float">
            <text:p>116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m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836" office:value-type="float">
            <text:p>38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nneperve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nroij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nss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25" office:value-type="float">
            <text:p>7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rd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rff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39" office:value-type="float">
            <text:p>11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rmenhuiz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28" office:value-type="float">
            <text:p>14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rmo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22" office:value-type="float">
            <text:p>23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rnsvel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spi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86" office:value-type="float">
            <text:p>18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ssenaa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856" office:value-type="float">
            <text:p>118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ter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ter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aterlandkerkj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d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28" office:value-type="float">
            <text:p>19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ersel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334" office:value-type="float">
            <text:p>43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e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232" office:value-type="float">
            <text:p>152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es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483" office:value-type="float">
            <text:p>54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esperkarsp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83" office:value-type="float">
            <text:p>22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h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04" office:value-type="float">
            <text:p>23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melding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12" office:value-type="float">
            <text:p>13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rken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865" office:value-type="float">
            <text:p>48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rkho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rvershoof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s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 Maas en Waa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dong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601" office:value-type="float">
            <text:p>36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dorp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37" office:value-type="float">
            <text:p>11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erbor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550" office:value-type="float">
            <text:p>45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erho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er-Koggen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erschouw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ervel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ervoo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00" office:value-type="float">
            <text:p>16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kapell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08" office:value-type="float">
            <text:p>12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maa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00" office:value-type="float">
            <text:p>5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stellingwerf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598" office:value-type="float">
            <text:p>105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voorn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wou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zaa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91" office:value-type="float">
            <text:p>19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er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027" office:value-type="float">
            <text:p>80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erin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336" office:value-type="float">
            <text:p>33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eringerm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55" office:value-type="float">
            <text:p>44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eringerwaar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99" office:value-type="float">
            <text:p>6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ch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demer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ijdene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deworm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h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113" office:value-type="float">
            <text:p>31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k bij Duurste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k en Aalbu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lr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81" office:value-type="float">
            <text:p>14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nandsra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06" office:value-type="float">
            <text:p>5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ngaar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8" office:value-type="float">
            <text:p>2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ldervan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963" office:value-type="float">
            <text:p>49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llemsta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lleskop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lni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70" office:value-type="float">
            <text:p>16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nk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54" office:value-type="float">
            <text:p>10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nschot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8145" office:value-type="float">
            <text:p>81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ns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ntersw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525" office:value-type="float">
            <text:p>125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sch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462" office:value-type="float">
            <text:p>74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ssenker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12" office:value-type="float">
            <text:p>17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tt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103" office:value-type="float">
            <text:p>31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ensdr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68" office:value-type="float">
            <text:p>32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erd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00" office:value-type="float">
            <text:p>67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gn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86" office:value-type="float">
            <text:p>13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Wolden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olphaarts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86" office:value-type="float">
            <text:p>11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ns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498" office:value-type="float">
            <text:p>64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rku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rm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rmer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ormerv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778" office:value-type="float">
            <text:p>67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ubrugg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udenber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udric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uw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14" office:value-type="float">
            <text:p>32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ûnseradi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ymbritserade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795" office:value-type="float">
            <text:p>57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ymbritseradiel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Yersek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09" office:value-type="float">
            <text:p>25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aamsla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aan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5078" office:value-type="float">
            <text:p>250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aandijk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aansta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altbomm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022" office:value-type="float">
            <text:p>30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t Zand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92" office:value-type="float">
            <text:p>14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andvoo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6814" office:value-type="float">
            <text:p>68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derik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ee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evang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eewold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egvel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50" office:value-type="float">
            <text:p>7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is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4658" office:value-type="float">
            <text:p>246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lhe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388" office:value-type="float">
            <text:p>43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venaa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771" office:value-type="float">
            <text:p>57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venberg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901" office:value-type="float">
            <text:p>49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venhov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venhuiz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venhuizen-Moerkapelle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ierikze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74" office:value-type="float">
            <text:p>34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ijp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48" office:value-type="float">
            <text:p>32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oel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oeterme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oeterwou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998" office:value-type="float">
            <text:p>29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onnemair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outelan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- en Noord-Schermer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-Beijer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34" office:value-type="float">
            <text:p>13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broek (Gr.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dorp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hor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024" office:value-type="float">
            <text:p>20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land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92" office:value-type="float">
            <text:p>11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lar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482" office:value-type="float">
            <text:p>34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plas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uidwol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729" office:value-type="float">
            <text:p>37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zand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nder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600" office:value-type="float">
            <text:p>56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tphen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268" office:value-type="float">
            <text:p>122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aag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ammerdam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artewaa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2" office:value-type="float">
            <text:p>3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artewaterland</text:p>
          </table:table-cell>
          <table:table-cell ns41:value-type="string" table:style-name="ce2" office:value-type="string">
            <text:p>Mann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wartsluis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828" office:value-type="float">
            <text:p>18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eeloo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ijndrecht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11113" office:value-type="float">
            <text:p>111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olle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27469" office:value-type="float">
            <text:p>274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ollerkerspel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5943" office:value-type="float">
            <text:p>59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entraal persoonsregister (CPR)</text:p>
          </table:table-cell>
          <table:table-cell ns41:value-type="string" table:style-name="ce2" office:value-type="string">
            <text:p>Mannen</text:p>
          </table:table-cell>
          <table:table-cell ns41:value-type="float" table:style-name="ce4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a en Hunz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agteker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alburg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alsm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373" office:value-type="float">
            <text:p>73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al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499" office:value-type="float">
            <text:p>74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r Aa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arden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arle-Rixt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bbe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bbenbr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0" office:value-type="float">
            <text:p>3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bcou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82" office:value-type="float">
            <text:p>24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chtkarspe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236" office:value-type="float">
            <text:p>92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dor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dua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kersloo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blasser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847" office:value-type="float">
            <text:p>68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brandswaar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lkema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518" office:value-type="float">
            <text:p>45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kmaa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702" office:value-type="float">
            <text:p>227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me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103" office:value-type="float">
            <text:p>261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mer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lm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86" office:value-type="float">
            <text:p>23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phen aan den Rij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407" office:value-type="float">
            <text:p>124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phen en Ri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lphen-Chaam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mbt Del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bt Montfort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mby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ei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77" office:value-type="float">
            <text:p>9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e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68" office:value-type="float">
            <text:p>12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ero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42" office:value-type="float">
            <text:p>22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ersfoo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164" office:value-type="float">
            <text:p>361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mersto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merzo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18" office:value-type="float">
            <text:p>16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stelve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Amstenra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72" office:value-type="float">
            <text:p>15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mster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46474" office:value-type="float">
            <text:p>4464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d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1" office:value-type="float">
            <text:p>7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58" office:value-type="float">
            <text:p>20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ger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kev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lo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88" office:value-type="float">
            <text:p>27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nna Paulowna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75" office:value-type="float">
            <text:p>34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peldo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568" office:value-type="float">
            <text:p>525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ppelte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05" office:value-type="float">
            <text:p>17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ppinge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rcen en Vel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rk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rnemui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64" office:value-type="float">
            <text:p>13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rn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4287" office:value-type="float">
            <text:p>642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spe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59" office:value-type="float">
            <text:p>8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s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155" office:value-type="float">
            <text:p>151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ssendelf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93" office:value-type="float">
            <text:p>34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s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785" office:value-type="float">
            <text:p>47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venh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10" office:value-type="float">
            <text:p>8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veree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01" office:value-type="float">
            <text:p>55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Ax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64" office:value-type="float">
            <text:p>37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ard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56" office:value-type="float">
            <text:p>25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a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6" office:value-type="float">
            <text:p>3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arle-Nassau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82" office:value-type="float">
            <text:p>20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a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424" office:value-type="float">
            <text:p>114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ex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09" office:value-type="float">
            <text:p>8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f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kel en Milheez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44" office:value-type="float">
            <text:p>28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ngert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arendr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32" office:value-type="float">
            <text:p>43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rnevel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110" office:value-type="float">
            <text:p>121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r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98" office:value-type="float">
            <text:p>34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rsingerh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rwoutswaard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8" office:value-type="float">
            <text:p>4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ten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athm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d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878" office:value-type="float">
            <text:p>38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g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k (L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k en Don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85" office:value-type="float">
            <text:p>25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mst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330" office:value-type="float">
            <text:p>33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r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66" office:value-type="float">
            <text:p>10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rta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21" office:value-type="float">
            <text:p>17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s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09" office:value-type="float">
            <text:p>16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31" office:value-type="float">
            <text:p>43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et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3" office:value-type="float">
            <text:p>2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i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612" office:value-type="float">
            <text:p>56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lfel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llingwedd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llingwol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82" office:value-type="float">
            <text:p>27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me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5" office:value-type="float">
            <text:p>1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mm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335" office:value-type="float">
            <text:p>53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nnebr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77" office:value-type="float">
            <text:p>24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nscho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nthuiz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 en Da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rg en Terblij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72" office:value-type="float">
            <text:p>12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amba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07" office:value-type="float">
            <text:p>21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eij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rgen (L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42" office:value-type="float">
            <text:p>49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en (NH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859" office:value-type="float">
            <text:p>58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en op Zoo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708" office:value-type="float">
            <text:p>177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ey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31" office:value-type="float">
            <text:p>30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h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455" office:value-type="float">
            <text:p>74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ha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11" office:value-type="float">
            <text:p>9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gschenh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26" office:value-type="float">
            <text:p>20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kel en Rodenrij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953" office:value-type="float">
            <text:p>395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kel-Enscho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39" office:value-type="float">
            <text:p>16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kel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rkenwou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khou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lic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35" office:value-type="float">
            <text:p>26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rnhez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rniss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e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87" office:value-type="float">
            <text:p>52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un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09" office:value-type="float">
            <text:p>22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usic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ever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220" office:value-type="float">
            <text:p>182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ier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66" office:value-type="float">
            <text:p>19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iervlie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iggeker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t Bild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83" office:value-type="float">
            <text:p>43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Bil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448" office:value-type="float">
            <text:p>134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ingelra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5" office:value-type="float">
            <text:p>3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innenmaas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lad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ladel en Neter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ankenh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aric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33" office:value-type="float">
            <text:p>34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eis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64" office:value-type="float">
            <text:p>16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eskensgraaf en Hofweg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46" office:value-type="float">
            <text:p>6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oemendaa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242" office:value-type="float">
            <text:p>112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okk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lokzij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arnsterhim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ocholtz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degra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degraven-Reeuwij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oek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n Bo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33" office:value-type="float">
            <text:p>25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lswa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82" office:value-type="float">
            <text:p>41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n Bomm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ornsterhem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orcu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28" office:value-type="float">
            <text:p>34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rg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132" office:value-type="float">
            <text:p>51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rger-Odoor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orgha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16" office:value-type="float">
            <text:p>21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rn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758" office:value-type="float">
            <text:p>67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rsel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orssel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7" office:value-type="float">
            <text:p>7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skoo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754" office:value-type="float">
            <text:p>47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venkarsp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xm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oxt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267" office:value-type="float">
            <text:p>82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ak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and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eda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713" office:value-type="float">
            <text:p>557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ederwied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resken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06" office:value-type="float">
            <text:p>18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euke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239" office:value-type="float">
            <text:p>32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iell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68" office:value-type="float">
            <text:p>21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oek in Wate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02" office:value-type="float">
            <text:p>9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oekhuiz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47" office:value-type="float">
            <text:p>5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onckhorst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Brouwersha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uiniss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00" office:value-type="float">
            <text:p>12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umm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774" office:value-type="float">
            <text:p>67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runss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199" office:value-type="float">
            <text:p>121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d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n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nni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69" office:value-type="float">
            <text:p>23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nscho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12" office:value-type="float">
            <text:p>43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rgh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9" office:value-type="float">
            <text:p>3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ss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243" office:value-type="float">
            <text:p>212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Buurmal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adier en K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16" office:value-type="float">
            <text:p>8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adz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82" office:value-type="float">
            <text:p>4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allantsoo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21" office:value-type="float">
            <text:p>6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apelle aan den IJs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910" office:value-type="float">
            <text:p>59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astric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ha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ling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41" office:value-type="float">
            <text:p>17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oevor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034" office:value-type="float">
            <text:p>50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oth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ranendonc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Cromstrij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Cuij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Cuijk en Sint Agatha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24" office:value-type="float">
            <text:p>37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Culembo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267" office:value-type="float">
            <text:p>62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a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13" office:value-type="float">
            <text:p>22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alf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064" office:value-type="float">
            <text:p>50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antum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468" office:value-type="float">
            <text:p>74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antumadi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ei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lf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823" office:value-type="float">
            <text:p>358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lfzij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102" office:value-type="float">
            <text:p>81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nekam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638" office:value-type="float">
            <text:p>46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urn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512" office:value-type="float">
            <text:p>95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vent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907" office:value-type="float">
            <text:p>289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866" office:value-type="float">
            <text:p>48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em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816" office:value-type="float">
            <text:p>38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epenhei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40" office:value-type="float">
            <text:p>10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epenv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20" office:value-type="float">
            <text:p>43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es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ev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35" office:value-type="float">
            <text:p>15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nkel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inteloord en Prinsen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29" office:value-type="float">
            <text:p>22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nth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nxper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irks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dewaa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es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71" office:value-type="float">
            <text:p>37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etinc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300" office:value-type="float">
            <text:p>133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kk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85" office:value-type="float">
            <text:p>37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m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118" office:value-type="float">
            <text:p>71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ngerade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oniawersta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12" office:value-type="float">
            <text:p>30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42" office:value-type="float">
            <text:p>43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ornsp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92" office:value-type="float">
            <text:p>37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ordr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2279" office:value-type="float">
            <text:p>422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echter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reischo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eum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iebergen-Rijsen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326" office:value-type="float">
            <text:p>73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iebrugg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riewe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immel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ront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run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55" office:value-type="float">
            <text:p>37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ru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646" office:value-type="float">
            <text:p>46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ubbel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20" office:value-type="float">
            <text:p>27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uive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ui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51" office:value-type="float">
            <text:p>26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uivendij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n Du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62" office:value-type="float">
            <text:p>14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us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wingelo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97" office:value-type="float">
            <text:p>15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370" office:value-type="float">
            <text:p>73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chtel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cht-Suster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37" office:value-type="float">
            <text:p>72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dam-Volendam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844" office:value-type="float">
            <text:p>288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el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67" office:value-type="float">
            <text:p>28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emne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emsmo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enr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83" office:value-type="float">
            <text:p>12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er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93" office:value-type="float">
            <text:p>27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eth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gmo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gmond aan Ze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gmond-Binn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iber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575" office:value-type="float">
            <text:p>65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ijgelsho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ijs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41" office:value-type="float">
            <text:p>27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ijsden-Margrat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indho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3239" office:value-type="float">
            <text:p>832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kerze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lemee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2" office:value-type="float">
            <text:p>1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lewouts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slo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71" office:value-type="float">
            <text:p>25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l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mm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2681" office:value-type="float">
            <text:p>326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mpel en Meer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79" office:value-type="float">
            <text:p>5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nge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nkhuiz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74" office:value-type="float">
            <text:p>52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nsche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2792" office:value-type="float">
            <text:p>627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p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390" office:value-type="float">
            <text:p>113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rme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686" office:value-type="float">
            <text:p>146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r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95" office:value-type="float">
            <text:p>19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sch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63" office:value-type="float">
            <text:p>5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st en Opijn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14" office:value-type="float">
            <text:p>5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tten en Leu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633" office:value-type="float">
            <text:p>76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tten-Leur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Everd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10" office:value-type="float">
            <text:p>6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Ezing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Ferwerd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232" office:value-type="float">
            <text:p>42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Ferwerderadi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Fijnaart en Heijn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Finsterwol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Franek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792" office:value-type="float">
            <text:p>47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Franek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14" office:value-type="float">
            <text:p>23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Friese Mer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e Fryske Marr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aaste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aasterlân-Sleat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asselt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ertruidenbe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ervlie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ff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59" office:value-type="float">
            <text:p>14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ldermal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326" office:value-type="float">
            <text:p>33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ldro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593" office:value-type="float">
            <text:p>95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ldrop-Mierlo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el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572" office:value-type="float">
            <text:p>155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me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018" office:value-type="float">
            <text:p>60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mert-Bak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endr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nd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84" office:value-type="float">
            <text:p>24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nemui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82" office:value-type="float">
            <text:p>22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nne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52" office:value-type="float">
            <text:p>26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eull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14" office:value-type="float">
            <text:p>11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ies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3" office:value-type="float">
            <text:p>3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iessen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iessenland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ie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32" office:value-type="float">
            <text:p>20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ietho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ilze en Rij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317" office:value-type="float">
            <text:p>73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ederee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eree-Overflakke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oe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841" office:value-type="float">
            <text:p>78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irl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oise Mer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oo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851" office:value-type="float">
            <text:p>38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rinc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812" office:value-type="float">
            <text:p>108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rs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877" office:value-type="float">
            <text:p>58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uda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905" office:value-type="float">
            <text:p>219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udera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udriaa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oudswaa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96" office:value-type="float">
            <text:p>6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aafstroom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raauw en Langen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af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aft-De Rijp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Gramsber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98" office:value-type="float">
            <text:p>24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at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av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83" office:value-type="float">
            <text:p>31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86" office:value-type="float">
            <text:p>9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n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75" office:value-type="float">
            <text:p>26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nhage (gemeente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9204" office:value-type="float">
            <text:p>3192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nmo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npold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60" office:value-type="float">
            <text:p>66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Gravenzan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842" office:value-type="float">
            <text:p>48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evenbi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ijps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ijpsker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e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12" office:value-type="float">
            <text:p>10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en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334" office:value-type="float">
            <text:p>33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esb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44" office:value-type="float">
            <text:p>72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ningen (gemeente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5396" office:value-type="float">
            <text:p>753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nsvel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ot-Ammer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76" office:value-type="float">
            <text:p>9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otebr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ootega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rubbenvor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ulp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96" office:value-type="float">
            <text:p>19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Gulpen-Wittem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aaf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55" office:value-type="float">
            <text:p>12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ksber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mste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24" office:value-type="float">
            <text:p>15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rl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7441" office:value-type="float">
            <text:p>874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rlemmerliede en Spaarnwou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rlemmerm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151" office:value-type="float">
            <text:p>221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astr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81" office:value-type="float">
            <text:p>13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e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gestei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lderberg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alste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96" office:value-type="float">
            <text:p>43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n H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177" office:value-type="float">
            <text:p>51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p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denbe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787" office:value-type="float">
            <text:p>107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der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870" office:value-type="float">
            <text:p>88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dinxveld-Giessen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322" office:value-type="float">
            <text:p>63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171" office:value-type="float">
            <text:p>71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enkarsp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05" office:value-type="float">
            <text:p>19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l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046" office:value-type="float">
            <text:p>60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rme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ske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58" office:value-type="float">
            <text:p>55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ssel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tt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67" office:value-type="float">
            <text:p>36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velt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azerswou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77" office:value-type="float">
            <text:p>31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d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eel en Panh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ms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455" office:value-type="float">
            <text:p>64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mste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802" office:value-type="float">
            <text:p>138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nvlie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37" office:value-type="float">
            <text:p>6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Heer-Abtsker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Heer-Arendsker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20" office:value-type="float">
            <text:p>23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542" office:value-type="float">
            <text:p>65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Heerenh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env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893" office:value-type="float">
            <text:p>128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ewaar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hugowaa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jans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66" office:value-type="float">
            <text:p>9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r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563" office:value-type="float">
            <text:p>365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sch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37" office:value-type="float">
            <text:p>28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s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swijk-Dinther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eez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86" office:value-type="float">
            <text:p>25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eze-Leend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efshuiz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ei- en Boeico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0" office:value-type="float">
            <text:p>4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ilo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518" office:value-type="float">
            <text:p>65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inenoo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05" office:value-type="float">
            <text:p>11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inkensz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60" office:value-type="float">
            <text:p>106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in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kel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kendor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l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097" office:value-type="float">
            <text:p>50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n Held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273" office:value-type="float">
            <text:p>232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llendo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154" office:value-type="float">
            <text:p>121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llevoetslui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322" office:value-type="float">
            <text:p>33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lmo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742" office:value-type="float">
            <text:p>217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lvoi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melumer Oldefe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ndrik-Ido-Amba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10" office:value-type="float">
            <text:p>41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ngelo (Gld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04" office:value-type="float">
            <text:p>31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ngelo (O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270" office:value-type="float">
            <text:p>312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nnaard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94" office:value-type="float">
            <text:p>23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nsbr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rk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r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05" office:value-type="float">
            <text:p>12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s-Hertogenbosch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107" office:value-type="float">
            <text:p>371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rwen en Aerd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391" office:value-type="float">
            <text:p>33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rwijn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75" office:value-type="float">
            <text:p>8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te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ukel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76" office:value-type="float">
            <text:p>8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um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us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97" office:value-type="float">
            <text:p>18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eythuy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98" office:value-type="float">
            <text:p>19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illego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510" office:value-type="float">
            <text:p>75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ilvarenb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ilvers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927" office:value-type="float">
            <text:p>529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indeloop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dekensker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68" office:value-type="float">
            <text:p>7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40" office:value-type="float">
            <text:p>11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nkoo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nsbr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490" office:value-type="float">
            <text:p>104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velak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66" office:value-type="float">
            <text:p>12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e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78" office:value-type="float">
            <text:p>24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f van Twent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ollands Kroo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ol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54" office:value-type="float">
            <text:p>28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nteniss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44" office:value-type="float">
            <text:p>26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fdplaa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89" office:value-type="float">
            <text:p>5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blok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e en Lage Mier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e en Lage Zwaluw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eloon, Hapert en Caste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37" office:value-type="float">
            <text:p>21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ev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639" office:value-type="float">
            <text:p>126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ezand-Sappem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778" office:value-type="float">
            <text:p>117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karsp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10" office:value-type="float">
            <text:p>15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64" office:value-type="float">
            <text:p>22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gwou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084" office:value-type="float">
            <text:p>80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ornaa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85" office:value-type="float">
            <text:p>14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rs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04" office:value-type="float">
            <text:p>6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r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315" office:value-type="float">
            <text:p>63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orst aan de Maas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Hou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91" office:value-type="float">
            <text:p>16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ijber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76" office:value-type="float">
            <text:p>4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is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069" office:value-type="float">
            <text:p>40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iz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716" office:value-type="float">
            <text:p>87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lsbe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l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58" office:value-type="float">
            <text:p>27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mmelo en Kepp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82" office:value-type="float">
            <text:p>17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Hun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daard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Jl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56" office:value-type="float">
            <text:p>7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Jsselham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IJsselmui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027" office:value-type="float">
            <text:p>40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Jsselstei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76" office:value-type="float">
            <text:p>34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Jzendij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87" office:value-type="float">
            <text:p>12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lpen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Itte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Jab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Jacobswoud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Jis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99" office:value-type="float">
            <text:p>3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Jutphaa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94" office:value-type="float">
            <text:p>20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ag en Braassem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Kameri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mp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588" office:value-type="float">
            <text:p>135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nten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71" office:value-type="float">
            <text:p>9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pell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ttendij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t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689" office:value-type="float">
            <text:p>146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atwou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9" office:value-type="float">
            <text:p>1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dic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2" office:value-type="float">
            <text:p>5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rkra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332" office:value-type="float">
            <text:p>243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rkwerv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rk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70" office:value-type="float">
            <text:p>21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s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este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laaswaa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limm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10" office:value-type="float">
            <text:p>14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loeting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loosterbu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lunde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cke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26" office:value-type="float">
            <text:p>8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e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ewa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90" office:value-type="float">
            <text:p>11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ggen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Kollumerland en Nieuwkruis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40" office:value-type="float">
            <text:p>49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og aan de Zaa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40" office:value-type="float">
            <text:p>36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rendij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Kortenhoef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rtgen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95" office:value-type="float">
            <text:p>16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udekerk aan den Rij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67" office:value-type="float">
            <text:p>9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oudeker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98" office:value-type="float">
            <text:p>14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rabbendij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rimpen aan de L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rimpen aan den IJs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26" office:value-type="float">
            <text:p>49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rimpenerwaar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Krommeni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755" office:value-type="float">
            <text:p>47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ruin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uinr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Kwa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arbee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ander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andgraaf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andsm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ngbr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nge Ruige Wei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nge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489" office:value-type="float">
            <text:p>44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ngera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nsinger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aren (Gld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73" office:value-type="float">
            <text:p>31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aren (NH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100" office:value-type="float">
            <text:p>71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78" office:value-type="float">
            <text:p>43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n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47" office:value-type="float">
            <text:p>13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n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74" office:value-type="float">
            <text:p>17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rbr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r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749" office:value-type="float">
            <text:p>57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rs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83" office:value-type="float">
            <text:p>20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uwar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2661" office:value-type="float">
            <text:p>426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euward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61" office:value-type="float">
            <text:p>25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i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376" office:value-type="float">
            <text:p>493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iderdor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45" office:value-type="float">
            <text:p>37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idschen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403" office:value-type="float">
            <text:p>84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idschendam-Voorburg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eimui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kker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98" office:value-type="float">
            <text:p>26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lysta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emste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uda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eus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exmo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chtenvoor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124" office:value-type="float">
            <text:p>61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emeer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iemp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01" office:value-type="float">
            <text:p>13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en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45" office:value-type="float">
            <text:p>23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Li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eshou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98" office:value-type="float">
            <text:p>18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esvel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imbri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mm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19" office:value-type="float">
            <text:p>16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ngewaa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ingewaar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inn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32" office:value-type="float">
            <text:p>13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nscho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13" office:value-type="float">
            <text:p>12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ss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866" office:value-type="float">
            <text:p>68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th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81" office:value-type="float">
            <text:p>20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ittenserade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ittenseradi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Loc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en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54" office:value-type="float">
            <text:p>16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enersloo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on op Z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472" office:value-type="float">
            <text:p>74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osdr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319" office:value-type="float">
            <text:p>331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pi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67" office:value-type="float">
            <text:p>25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ppers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oss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399" office:value-type="float">
            <text:p>83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Luyksgest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70" office:value-type="float">
            <text:p>8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rheez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42" office:value-type="float">
            <text:p>21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rs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829" office:value-type="float">
            <text:p>58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rtens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bra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44" office:value-type="float">
            <text:p>25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bre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93" office:value-type="float">
            <text:p>31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17" office:value-type="float">
            <text:p>9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don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aasdri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gouw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aas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slui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665" office:value-type="float">
            <text:p>66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astri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6554" office:value-type="float">
            <text:p>465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d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ade en Drimme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rgra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riekerk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arke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rk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92" office:value-type="float">
            <text:p>7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Marn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ar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auri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dembli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01" office:value-type="float">
            <text:p>23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e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er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er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23" office:value-type="float">
            <text:p>16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erlo-Wanssum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eers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91" office:value-type="float">
            <text:p>41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gen, Haren en Macha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98" office:value-type="float">
            <text:p>11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ij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65" office:value-type="float">
            <text:p>17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lick en Herkenbosch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lisker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lissan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27" office:value-type="float">
            <text:p>9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naldum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24" office:value-type="float">
            <text:p>52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nameradi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enterwold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epp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023" office:value-type="float">
            <text:p>90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erkelb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h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delburg (Z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653" office:value-type="float">
            <text:p>1165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delharni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90" office:value-type="float">
            <text:p>25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deli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delst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61" office:value-type="float">
            <text:p>12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den-Delf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idden-Drenth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iddenschouw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iddenvel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idwolda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dwou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13" office:value-type="float">
            <text:p>5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er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jdr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jnsheeren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ll en Sint Hube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illingen aan de Rij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erdij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oergest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erhuiz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oerkapell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40" office:value-type="float">
            <text:p>6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lenaarsgraaf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3" office:value-type="float">
            <text:p>3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lenwaar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onnicken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51" office:value-type="float">
            <text:p>18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nst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773" office:value-type="float">
            <text:p>77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ntfer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Montfoo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56" office:value-type="float">
            <text:p>13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ntfo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ok en Middelaa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oordr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ui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97" office:value-type="float">
            <text:p>22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unstergel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52" office:value-type="float">
            <text:p>13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Munten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80" office:value-type="float">
            <text:p>168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aald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472" office:value-type="float">
            <text:p>94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aar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948" office:value-type="float">
            <text:p>79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eder-Betuw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ederhorst den Be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92" office:value-type="float">
            <text:p>15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ederle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ederwee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012" office:value-type="float">
            <text:p>50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ee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22" office:value-type="float">
            <text:p>41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39" office:value-type="float">
            <text:p>13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eerijn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ibbixwou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dorp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ieuw- en Sint Joos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-Beije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17" office:value-type="float">
            <text:p>8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 Pekela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83" office:value-type="float">
            <text:p>26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 Tong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79" office:value-type="float">
            <text:p>10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gei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ieuwenha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01" office:value-type="float">
            <text:p>41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-Niedor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r-Amst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305" office:value-type="float">
            <text:p>223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r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33" office:value-type="float">
            <text:p>8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rkerk aan den IJs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87" office:value-type="float">
            <text:p>28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eschan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-Ginnek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92" office:value-type="float">
            <text:p>35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koo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02" office:value-type="float">
            <text:p>27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-Lekke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39" office:value-type="float">
            <text:p>25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leu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66" office:value-type="float">
            <text:p>23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olda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poo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stad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71" office:value-type="float">
            <text:p>8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v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45" office:value-type="float">
            <text:p>12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vlie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euw-Vossem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gtev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jefur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ijev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j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533" office:value-type="float">
            <text:p>75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jme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6409" office:value-type="float">
            <text:p>6640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ss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5" office:value-type="float">
            <text:p>2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issewaar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istelro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b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-Beve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oordbr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eloo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envel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oorder-Koggen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oordgouw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Noordoostelijke Pold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980" office:value-type="float">
            <text:p>1398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oostpolder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oordwell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1" office:value-type="float">
            <text:p>1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881" office:value-type="float">
            <text:p>98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rdwijkerhou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41" office:value-type="float">
            <text:p>49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otdor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49" office:value-type="float">
            <text:p>16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o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74" office:value-type="float">
            <text:p>24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uenen, Gerwen en Nederwet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04" office:value-type="float">
            <text:p>37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u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umansdor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Nunspeet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Nuth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bbicht en Papenho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b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25" office:value-type="float">
            <text:p>13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30" office:value-type="float">
            <text:p>5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do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827" office:value-type="float">
            <text:p>58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effel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egstgee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566" office:value-type="float">
            <text:p>75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hé en Laa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99" office:value-type="float">
            <text:p>2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irsb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irscho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252" office:value-type="float">
            <text:p>42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ister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786" office:value-type="float">
            <text:p>57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dambt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ldebr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167" office:value-type="float">
            <text:p>71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dehov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de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demark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70" office:value-type="float">
            <text:p>14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denzaa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202" office:value-type="float">
            <text:p>102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48" office:value-type="float">
            <text:p>37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lst-Wijh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mm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390" office:value-type="float">
            <text:p>63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nderbank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nstwed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268" office:value-type="float">
            <text:p>112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ltgensplaa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74" office:value-type="float">
            <text:p>14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 Gelr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ost- en West-Sou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74" office:value-type="float">
            <text:p>37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-, West- en Middelbeer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dong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35" office:value-type="float">
            <text:p>37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erbroe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osterhesse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erhou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503" office:value-type="float">
            <text:p>125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e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flakke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osthuiz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kapell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13" office:value-type="float">
            <text:p>9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stellingwerf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205" office:value-type="float">
            <text:p>92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voorn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00" office:value-type="float">
            <text:p>24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stzaa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71" office:value-type="float">
            <text:p>26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otmars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29" office:value-type="float">
            <text:p>12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enbaar Lichaam Z.IJ.P.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heme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47" office:value-type="float">
            <text:p>6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loo, Sint Anthonis en Ledeack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m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52" office:value-type="float">
            <text:p>15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perdoe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43" office:value-type="float">
            <text:p>6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pste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087" office:value-type="float">
            <text:p>100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s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182" office:value-type="float">
            <text:p>151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ssendr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29" office:value-type="float">
            <text:p>19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terl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tters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tto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1" office:value-type="float">
            <text:p>3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 en Nieuw Gast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-Albla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-Beije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dor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74" office:value-type="float">
            <text:p>20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 IJsselstree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ude Pekela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845" office:value-type="float">
            <text:p>38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lan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nbosch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984" office:value-type="float">
            <text:p>39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n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6" office:value-type="float">
            <text:p>2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nho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-Niedor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87" office:value-type="float">
            <text:p>7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r-Amst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rker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uderkerk aan den IJs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15" office:value-type="float">
            <text:p>21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-Tong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21" office:value-type="float">
            <text:p>14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ewat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or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d-Vossem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03" office:value-type="float">
            <text:p>11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uwer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verassel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verbetuw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Oversla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1" office:value-type="float">
            <text:p>1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Ovezan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76" office:value-type="float">
            <text:p>6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anner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82" office:value-type="float">
            <text:p>8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apeko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apendr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eel en Maas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Peiz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30" office:value-type="float">
            <text:p>143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ekela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Philippin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iershi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7" office:value-type="float">
            <text:p>4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ijnack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006" office:value-type="float">
            <text:p>500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ijnacker-Nootdorp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Polsbr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oortugaa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479" office:value-type="float">
            <text:p>44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oortvlie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osterhol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rinsenb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urmere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499" office:value-type="float">
            <text:p>54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utt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ut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248" office:value-type="float">
            <text:p>62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Puttersho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aalt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772" office:value-type="float">
            <text:p>77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aamsdon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24" office:value-type="float">
            <text:p>432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auwerder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avenstei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25" office:value-type="float">
            <text:p>30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eu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949" office:value-type="float">
            <text:p>29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ider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eimerswaa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eness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57" office:value-type="float">
            <text:p>4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nk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166" office:value-type="float">
            <text:p>151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nswou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38" office:value-type="float">
            <text:p>9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tranchemen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5" office:value-type="float">
            <text:p>2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u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37" office:value-type="float">
            <text:p>24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eusel-De Mierd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he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237" office:value-type="float">
            <text:p>202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hen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369" office:value-type="float">
            <text:p>63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hoo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dder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116" office:value-type="float">
            <text:p>141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etho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72" office:value-type="float">
            <text:p>5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etvel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nevel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ijnsaterwou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85" office:value-type="float">
            <text:p>3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ns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284" office:value-type="float">
            <text:p>32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nwaard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ijnwoud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De Rij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sber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s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ssen-Holt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ijswijk (NB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21" office:value-type="float">
            <text:p>4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jswijk (ZH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190" office:value-type="float">
            <text:p>201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lland-Bath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53" office:value-type="float">
            <text:p>145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itt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ckanj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erdal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oermo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505" office:value-type="float">
            <text:p>175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gg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ggel en Neer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ol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Ronde Ven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oosendaa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Roosendaal en Nisp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413" office:value-type="float">
            <text:p>194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oste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sma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23" office:value-type="float">
            <text:p>55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ss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tter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9538" office:value-type="float">
            <text:p>3695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zen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ozendaa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61" office:value-type="float">
            <text:p>4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ucph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910" office:value-type="float">
            <text:p>69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uin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65" office:value-type="float">
            <text:p>28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uinerwol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uur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15" office:value-type="float">
            <text:p>28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Ruwi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as van Gen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assenhei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857" office:value-type="float">
            <text:p>48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aesbe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56" office:value-type="float">
            <text:p>72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a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58" office:value-type="float">
            <text:p>25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a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17" office:value-type="float">
            <text:p>22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alk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82" office:value-type="float">
            <text:p>9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arster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cheemda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ellinkhou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elluin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4" office:value-type="float">
            <text:p>2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ermer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chermerh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69" office:value-type="float">
            <text:p>5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erpeniss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29" office:value-type="float">
            <text:p>6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erpenz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e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0684" office:value-type="float">
            <text:p>406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ermonnikoo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jnd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mme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nn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93" office:value-type="float">
            <text:p>25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nvel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iplui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ondij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91" office:value-type="float">
            <text:p>9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oneb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249" office:value-type="float">
            <text:p>32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onho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onrewoe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or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22" office:value-type="float">
            <text:p>19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chouwen-Duive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erooskerke (Schouwen-Duivenland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5" office:value-type="float">
            <text:p>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erooskerke (Walcheren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even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jbekarsp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12" office:value-type="float">
            <text:p>71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mpelvel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66" office:value-type="float">
            <text:p>25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Anthonis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int Geertrui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Janst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52" office:value-type="float">
            <text:p>21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Lauren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Maar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27" office:value-type="float">
            <text:p>6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Odilienbe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Pancra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 Philips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65" office:value-type="float">
            <text:p>10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-Anna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55" office:value-type="float">
            <text:p>13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-Maartens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-Michielsgest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049" office:value-type="float">
            <text:p>40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nt-Oedenro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54" office:value-type="float">
            <text:p>52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tta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433" office:value-type="float">
            <text:p>154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ittard-Gele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karsterlâ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l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290" office:value-type="float">
            <text:p>32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enak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9" office:value-type="float">
            <text:p>2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iedr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517" office:value-type="float">
            <text:p>85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ochte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298" office:value-type="float">
            <text:p>62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oten (F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uis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luis (oud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40" office:value-type="float">
            <text:p>134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luis-Aardenburg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mallinge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247" office:value-type="float">
            <text:p>132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mil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388" office:value-type="float">
            <text:p>33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n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862" office:value-type="float">
            <text:p>1086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nelrewaa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oe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782" office:value-type="float">
            <text:p>147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ome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92" office:value-type="float">
            <text:p>55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ommels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43" office:value-type="float">
            <text:p>18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on en Breug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82" office:value-type="float">
            <text:p>30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paub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52" office:value-type="float">
            <text:p>10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pijkeniss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286" office:value-type="float">
            <text:p>32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prang-Capell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. Anthonis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ad aan 't Haringvlie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ad Del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80" office:value-type="float">
            <text:p>238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adskanaa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anddaarbui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aphor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838" office:value-type="float">
            <text:p>483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aveniss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avo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de Broec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ed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enberg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eenbergen en Kruis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735" office:value-type="float">
            <text:p>57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ende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07" office:value-type="float">
            <text:p>22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en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328" office:value-type="float">
            <text:p>53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enwijker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eenwijkerwol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55" office:value-type="float">
            <text:p>41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in (L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51" office:value-type="float">
            <text:p>41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llen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evenswee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9" office:value-type="float">
            <text:p>7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ichtse Vecht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tiphou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ol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22" office:value-type="float">
            <text:p>162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outen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ramproy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27" office:value-type="float">
            <text:p>13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reefke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trij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604" office:value-type="float">
            <text:p>26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údwest-Fryslâ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Suste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05" office:value-type="float">
            <text:p>28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Swalm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29" office:value-type="float">
            <text:p>362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ge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493" office:value-type="float">
            <text:p>84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rheij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rmun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84" office:value-type="float">
            <text:p>23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rneuz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214" office:value-type="float">
            <text:p>821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rschellin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ter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49" office:value-type="float">
            <text:p>13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x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315" office:value-type="float">
            <text:p>53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eyling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Tho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h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50" office:value-type="float">
            <text:p>11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i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291" office:value-type="float">
            <text:p>92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ienhoven (ZH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ietjerkst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152" office:value-type="float">
            <text:p>1015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il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8941" office:value-type="float">
            <text:p>6894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ubber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082" office:value-type="float">
            <text:p>70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udderen (Drostambt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ull en 't Waa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wenter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Twis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Tynaarlo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Tytsjerksteradi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Ubach over Worm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049" office:value-type="float">
            <text:p>50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bber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264" office:value-type="float">
            <text:p>42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698" office:value-type="float">
            <text:p>76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denhou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37" office:value-type="float">
            <text:p>27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itgee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itho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15" office:value-type="float">
            <text:p>491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ithuiz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91" office:value-type="float">
            <text:p>239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ithuizermee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68" office:value-type="float">
            <text:p>25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lestra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lr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77" office:value-type="float">
            <text:p>18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00" office:value-type="float">
            <text:p>280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rmo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rs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sque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ting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04" office:value-type="float">
            <text:p>25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trecht (gemeente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0550" office:value-type="float">
            <text:p>1305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Utrechtse Heuvelrug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Vaal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861" office:value-type="float">
            <text:p>48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al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289" office:value-type="float">
            <text:p>42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alkenburg (ZH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57" office:value-type="float">
            <text:p>9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alkenburg aan de Geu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Valkenburg-Hout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088" office:value-type="float">
            <text:p>60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alkeniss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Valkenswaa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647" office:value-type="float">
            <text:p>96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ari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65" office:value-type="float">
            <text:p>5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en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025" office:value-type="float">
            <text:p>80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enendaa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765" office:value-type="float">
            <text:p>117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er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gh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092" office:value-type="float">
            <text:p>70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ldho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670" office:value-type="float">
            <text:p>967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ls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2299" office:value-type="float">
            <text:p>322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nhuiz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36" office:value-type="float">
            <text:p>18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n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016" office:value-type="float">
            <text:p>280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nray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475" office:value-type="float">
            <text:p>104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essem, Wintelre en Knegs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ian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597" office:value-type="float">
            <text:p>25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ierlingsbee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974" office:value-type="float">
            <text:p>297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ierpolder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inkeveen en Waverv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56" office:value-type="float">
            <text:p>28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aard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349" office:value-type="float">
            <text:p>343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agtwed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005" office:value-type="float">
            <text:p>80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edd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euten-De Mee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77" office:value-type="float">
            <text:p>41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ie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ijm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692" office:value-type="float">
            <text:p>46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iss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650" office:value-type="float">
            <text:p>146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i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7" office:value-type="float">
            <text:p>2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lodro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64" office:value-type="float">
            <text:p>8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erendaa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203" office:value-type="float">
            <text:p>320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gelwaar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50" office:value-type="float">
            <text:p>16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llenhov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79" office:value-type="float">
            <text:p>24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or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431" office:value-type="float">
            <text:p>234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orhou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81" office:value-type="float">
            <text:p>218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orscho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65" office:value-type="float">
            <text:p>72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or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557" office:value-type="float">
            <text:p>955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or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97" office:value-type="float">
            <text:p>309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ree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rees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67" office:value-type="float">
            <text:p>18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rie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275" office:value-type="float">
            <text:p>327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riezenv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198" office:value-type="float">
            <text:p>61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rouwenpold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16" office:value-type="float">
            <text:p>51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ug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487" office:value-type="float">
            <text:p>114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Vu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956" office:value-type="float">
            <text:p>95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alr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693" office:value-type="float">
            <text:p>46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al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993" office:value-type="float">
            <text:p>899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ar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arden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ard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5" office:value-type="float">
            <text:p>4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ddinxv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27" office:value-type="float">
            <text:p>55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gen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264" office:value-type="float">
            <text:p>1126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m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743" office:value-type="float">
            <text:p>37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nneperve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49" office:value-type="float">
            <text:p>84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nroij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99" office:value-type="float">
            <text:p>17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nss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89" office:value-type="float">
            <text:p>6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rd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rff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26" office:value-type="float">
            <text:p>11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rmenhuiz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rmo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72" office:value-type="float">
            <text:p>207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rnsvel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35" office:value-type="float">
            <text:p>30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spi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90" office:value-type="float">
            <text:p>17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ssenaa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586" office:value-type="float">
            <text:p>135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ter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44" office:value-type="float">
            <text:p>494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ater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aterlandkerkj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d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853" office:value-type="float">
            <text:p>185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ersel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e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727" office:value-type="float">
            <text:p>137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es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39" office:value-type="float">
            <text:p>553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esperkarsp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h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08" office:value-type="float">
            <text:p>22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melding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rken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761" office:value-type="float">
            <text:p>47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rkho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98" office:value-type="float">
            <text:p>7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rvershoof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s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69" office:value-type="float">
            <text:p>8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 Maas en Waa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dong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79" office:value-type="float">
            <text:p>34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dorp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erbor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78" office:value-type="float">
            <text:p>41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erho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9" office:value-type="float">
            <text:p>5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er-Koggen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erschouw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ervel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ervoo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kapell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67" office:value-type="float">
            <text:p>116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maa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stellingwerf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053" office:value-type="float">
            <text:p>1005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voorn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estwou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estzaa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69" office:value-type="float">
            <text:p>19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er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651" office:value-type="float">
            <text:p>76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erin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27" office:value-type="float">
            <text:p>31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eringerm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985" office:value-type="float">
            <text:p>398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eringerwaar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98" office:value-type="float">
            <text:p>59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ch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821" office:value-type="float">
            <text:p>582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demer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ijdene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deworm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h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937" office:value-type="float">
            <text:p>293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959" office:value-type="float">
            <text:p>195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k bij Duurste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89" office:value-type="float">
            <text:p>208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k en Aalbu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lr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nandsra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jngaar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27" office:value-type="float">
            <text:p>22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ldervan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992" office:value-type="float">
            <text:p>499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llemsta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05" office:value-type="float">
            <text:p>10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lleskop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lni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nk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nschot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8413" office:value-type="float">
            <text:p>84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ns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ntersw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499" office:value-type="float">
            <text:p>1249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sch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73" office:value-type="float">
            <text:p>727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ssenker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itt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905" office:value-type="float">
            <text:p>29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ensdr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53" office:value-type="float">
            <text:p>305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erd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007" office:value-type="float">
            <text:p>700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gn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De Wolden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olphaarts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ns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126" office:value-type="float">
            <text:p>61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rku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34" office:value-type="float">
            <text:p>203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rm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05" office:value-type="float">
            <text:p>340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rmer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ormerv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6578" office:value-type="float">
            <text:p>657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ubrugg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388" office:value-type="float">
            <text:p>13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udenber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179" office:value-type="float">
            <text:p>2179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udric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087" office:value-type="float">
            <text:p>108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ouw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26" office:value-type="float">
            <text:p>302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ûnseradi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Wymbritserade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477" office:value-type="float">
            <text:p>547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Wymbritseradiel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Yersek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aamsla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aan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994" office:value-type="float">
            <text:p>2499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aandijk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417" office:value-type="float">
            <text:p>2417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aansta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altbomm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988" office:value-type="float">
            <text:p>298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't Zand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andvoo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610" office:value-type="float">
            <text:p>761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derik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ee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48" office:value-type="float">
            <text:p>204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evang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eewold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egvel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is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7695" office:value-type="float">
            <text:p>276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lhe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venaa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525" office:value-type="float">
            <text:p>552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venberg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venhov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702" office:value-type="float">
            <text:p>7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venhuiz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evenhuizen-Moerkapelle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ierikze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ijp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45" office:value-type="float">
            <text:p>304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oel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oeterme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486" office:value-type="float">
            <text:p>448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oeterwou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190" office:value-type="float">
            <text:p>319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onnemair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outelan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- en Noord-Schermer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-Beijer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broek (Gr.)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dorp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11" office:value-type="float">
            <text:p>41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hor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013" office:value-type="float">
            <text:p>20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land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lar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671" office:value-type="float">
            <text:p>367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plas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uidwol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402" office:value-type="float">
            <text:p>34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idzand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nder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213" office:value-type="float">
            <text:p>5213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utphen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958" office:value-type="float">
            <text:p>1295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aag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231" office:value-type="float">
            <text:p>1231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ammerdam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artewaa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artewaterland</text:p>
          </table:table-cell>
          <table:table-cell ns41:value-type="string" table:style-name="ce2" office:value-type="string">
            <text:p>Vrouwen</text:p>
          </table:table-cell>
          <table:table-cell table:style-name="ce4"/>
          <table:table-cell table:number-columns-repeated="1021"/>
        </table:table-row>
        <table:table-row table:style-name="ro1">
          <table:table-cell ns41:value-type="string" table:style-name="ce2" office:value-type="string">
            <text:p>Zwartsluis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eeloo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68" office:value-type="float">
            <text:p>1168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ijndrecht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11035" office:value-type="float">
            <text:p>11035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olle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28784" office:value-type="float">
            <text:p>28784</text:p>
          </table:table-cell>
          <table:table-cell table:number-columns-repeated="1021"/>
        </table:table-row>
        <table:table-row table:style-name="ro1">
          <table:table-cell ns41:value-type="string" table:style-name="ce2" office:value-type="string">
            <text:p>Zwollerkerspel</text:p>
          </table:table-cell>
          <table:table-cell ns41:value-type="string" table:style-name="ce2" office:value-type="string">
            <text:p>Vrouwen</text:p>
          </table:table-cell>
          <table:table-cell ns41:value-type="float" table:style-name="ce4" office:value="5782" office:value-type="float">
            <text:p>5782</text:p>
          </table:table-cell>
          <table:table-cell table:number-columns-repeated="1021"/>
        </table:table-row>
        <table:table-row table:style-name="ro1" table:number-rows-repeated="10462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1"/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style:name="N104P0">
      <number:currency-symbol number:country="US" number:language="en">$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number number:grouping="true" number:decimal-places="0" number:min-integer-digits="1"/>
    </number:number-style>
    <number:number-style style:name="N121"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0" number:min-integer-digits="1"/>
    </number:number-style>
    <number:number-style style:name="N122">
      <style:text-properties fo:color="#ff0000"/>
      <number:text>-</number:text>
      <number:number number:grouping="true" number:decimal-places="0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4P0">
      <number:number number:grouping="true" number:decimal-places="2" number:min-integer-digits="1"/>
    </number:number-style>
    <number:number-style style:name="N124">
      <style:text-properties fo:color="#ff0000"/>
      <number:text>-</number:text>
      <number:number number:grouping="true" number:decimal-places="2" number:min-integer-digits="1"/>
      <style:map style:condition="value()&gt;=0" style:apply-style-name="N124P0"/>
    </number:number-style>
    <number:number-style style:volatile="true" style:name="N128P0">
      <ns42:fill-character> </ns42:fill-character>
      <number:number number:grouping="true" number:decimal-places="0" number:min-integer-digits="1"/>
      <number:text> </number:text>
    </number:number-style>
    <number:number-style style:volatile="true" style:name="N128P1">
      <ns42:text>-</ns42:text>
      <ns42:fill-character> </ns42:fill-character>
      <number:number number:grouping="true" number:decimal-places="0" number:min-integer-digits="1"/>
      <number:text> </number:text>
    </number:number-style>
    <number:number-style style:volatile="true" style:name="N128P2">
      <ns42:fill-character> </ns42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volatile="true" style:name="N132P0">
      <ns42:fill-character> </ns42:fill-character>
      <number:number number:grouping="true" number:decimal-places="2" number:min-integer-digits="1"/>
      <number:text> </number:text>
    </number:number-style>
    <number:number-style style:volatile="true" style:name="N132P1">
      <ns42:text>-</ns42:text>
      <ns42:fill-character> </ns42:fill-character>
      <number:number number:grouping="true" number:decimal-places="2" number:min-integer-digits="1"/>
      <number:text> </number:text>
    </number:number-style>
    <number:number-style style:volatile="true" style:name="N132P2">
      <ns42:fill-character> </ns42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min-exponent-digits="1" number:decimal-places="1" number:min-integer-digits="3"/>
    </number:number-style>
    <number:currency-style style:volatile="true" style:name="N137P0">
      <number:currency-symbol number:country="GB" number:language="en">£</number:currency-symbol>
      <number:number number:grouping="true" number:decimal-places="2" number:min-integer-digits="1"/>
    </number:currency-style>
    <number:currency-style style:name="N137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7P0"/>
    </number:currency-style>
    <number:number-style style:volatile="true" style:name="N138P0">
      <number:text>$</number:text>
      <number:number number:grouping="true" number:decimal-places="0" number:min-integer-digits="1"/>
    </number:number-style>
    <number:number-style style:name="N138">
      <number:text>($</number:text>
      <number:number number:grouping="true" number:decimal-places="0" number:min-integer-digits="1"/>
      <number:text>)</number:text>
      <style:map style:condition="value()&gt;=0" style:apply-style-name="N138P0"/>
    </number:number-style>
    <number:number-style style:volatile="true" style:name="N139P0">
      <number:text>$</number:text>
      <number:number number:grouping="true" number:decimal-places="0" number:min-integer-digits="1"/>
    </number:number-style>
    <number:number-style style:name="N139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9P0"/>
    </number:number-style>
    <number:number-style style:volatile="true" style:name="N140P0">
      <number:text>$</number:text>
      <number:number number:grouping="true" number:decimal-places="2" number:min-integer-digits="1"/>
    </number:number-style>
    <number:number-style style:name="N140">
      <number:text>($</number:text>
      <number:number number:grouping="true" number:decimal-places="2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2" number:min-integer-digits="1"/>
    </number:number-style>
    <number:number-style style:name="N14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1P0"/>
    </number:number-style>
    <number:number-style style:volatile="true" style:name="N142P0">
      <number:number number:grouping="true" number:decimal-places="0" number:min-integer-digits="1"/>
    </number:number-style>
    <number:number-style style:volatile="true" style:name="N142P1">
      <number:text>(</number:text>
      <number:number number:grouping="true" number:decimal-places="0" number:min-integer-digits="1"/>
      <number:text>)</number:text>
    </number:number-style>
    <number:number-style style:volatile="true" style:name="N142P2">
      <number:text>- </number:text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volatile="true" style:name="N143P0">
      <number:text> $</number:text>
      <number:number number:grouping="true" number:decimal-places="0" number:min-integer-digits="1"/>
    </number:number-style>
    <number:number-style style:volatile="true" style:name="N143P1">
      <number:text> $(</number:text>
      <number:number number:grouping="true" number:decimal-places="0" number:min-integer-digits="1"/>
      <number:text>)</number:text>
    </number:number-style>
    <number:number-style style:volatile="true" style:name="N143P2">
      <number:text> $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volatile="true" style:name="N144P0">
      <number:number number:grouping="true" number:decimal-places="2" number:min-integer-digits="1"/>
    </number:number-style>
    <number:number-style style:volatile="true" style:name="N144P1">
      <number:text>(</number:text>
      <number:number number:grouping="true" number:decimal-places="2" number:min-integer-digits="1"/>
      <number:text>)</number:text>
    </number:number-style>
    <number:number-style style:volatile="true" style:name="N144P2">
      <number:text>-</number:text>
      <number:number number:decimal-places="0" number:min-integer-digits="0"/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€ </number:text>
      <number:number number:grouping="true" number:decimal-places="0" number:min-integer-digits="1"/>
    </number:number-style>
    <number:number-style style:name="N146">
      <number:text>€ </number:text>
      <number:number number:grouping="true" number:decimal-places="0" number:min-integer-digits="1"/>
      <number:text>-</number:text>
      <style:map style:condition="value()&gt;=0" style:apply-style-name="N146P0"/>
    </number:number-style>
    <number:number-style style:volatile="true" style:name="N147P0">
      <number:text>€ </number:text>
      <number:number number:grouping="true" number:decimal-places="0" number:min-integer-digits="1"/>
    </number:number-style>
    <number:number-style style:name="N14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7P0"/>
    </number:number-style>
    <number:number-style style:volatile="true" style:name="N148P0">
      <number:text>€ </number:text>
      <number:number number:grouping="true" number:decimal-places="2" number:min-integer-digits="1"/>
    </number:number-style>
    <number:number-style style:name="N148">
      <number:text>€ </number:text>
      <number:number number:grouping="true" number:decimal-places="2" number:min-integer-digits="1"/>
      <number:text>-</number:text>
      <style:map style:condition="value()&gt;=0" style:apply-style-name="N148P0"/>
    </number:number-style>
    <number:number-style style:volatile="true" style:name="N149P0">
      <number:text>€ </number:text>
      <number:number number:grouping="true" number:decimal-places="2" number:min-integer-digits="1"/>
    </number:number-style>
    <number:number-style style:name="N14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9P0"/>
    </number:number-style>
    <number:number-style style:volatile="true" style:name="N150P0">
      <number:text> € </number:text>
      <number:number number:grouping="true" number:decimal-places="0" number:min-integer-digits="1"/>
    </number:number-style>
    <number:number-style style:volatile="true" style:name="N150P1">
      <number:text> € </number:text>
      <number:number number:grouping="true" number:decimal-places="0" number:min-integer-digits="1"/>
      <number:text>-</number:text>
    </number:number-style>
    <number:number-style style:volatile="true" style:name="N150P2">
      <number:text> € 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1P0">
      <number:number number:grouping="true" number:decimal-places="0" number:min-integer-digits="1"/>
    </number:number-style>
    <number:number-style style:volatile="true" style:name="N151P1">
      <number:number number:grouping="true" number:decimal-places="0" number:min-integer-digits="1"/>
      <number:text>-</number:text>
    </number:number-style>
    <number:number-style style:volatile="true" style:name="N151P2">
      <number:text>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volatile="true" style:name="N152P0">
      <number:text> € </number:text>
      <number:number number:grouping="true" number:decimal-places="2" number:min-integer-digits="1"/>
    </number:number-style>
    <number:number-style style:volatile="true" style:name="N152P1">
      <number:text> € </number:text>
      <number:number number:grouping="true" number:decimal-places="2" number:min-integer-digits="1"/>
      <number:text>-</number:text>
    </number:number-style>
    <number:number-style style:volatile="true" style:name="N152P2">
      <number:text> €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number number:grouping="true" number:decimal-places="2" number:min-integer-digits="1"/>
    </number:number-style>
    <number:number-style style:volatile="true" style:name="N153P1">
      <number:number number:grouping="true" number:decimal-places="2" number:min-integer-digits="1"/>
      <number:text>-</number:text>
    </number:number-style>
    <number:number-style style:volatile="true" style:name="N153P2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volatile="true" style:name="N154P0">
      <number:text>fl </number:text>
      <number:number number:grouping="true" number:decimal-places="0" number:min-integer-digits="1"/>
    </number:number-style>
    <number:number-style style:name="N154">
      <number:text>fl </number:text>
      <number:number number:grouping="true" number:decimal-places="0" number:min-integer-digits="1"/>
      <number:text>-</number:text>
      <style:map style:condition="value()&gt;=0" style:apply-style-name="N154P0"/>
    </number:number-style>
    <number:number-style style:volatile="true" style:name="N155P0">
      <number:text>fl </number:text>
      <number:number number:grouping="true" number:decimal-places="0" number:min-integer-digits="1"/>
    </number:number-style>
    <number:number-style style:name="N15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5P0"/>
    </number:number-style>
    <number:number-style style:volatile="true" style:name="N156P0">
      <number:text>fl </number:text>
      <number:number number:grouping="true" number:decimal-places="2" number:min-integer-digits="1"/>
    </number:number-style>
    <number:number-style style:name="N156">
      <number:text>fl </number:text>
      <number:number number:grouping="true" number:decimal-places="2" number:min-integer-digits="1"/>
      <number:text>-</number:text>
      <style:map style:condition="value()&gt;=0" style:apply-style-name="N156P0"/>
    </number:number-style>
    <number:number-style style:volatile="true" style:name="N157P0">
      <number:text>fl </number:text>
      <number:number number:grouping="true" number:decimal-places="2" number:min-integer-digits="1"/>
    </number:number-style>
    <number:number-style style:name="N15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57P0"/>
    </number:number-style>
    <number:number-style style:volatile="true" style:name="N158P0">
      <number:text> fl </number:text>
      <number:number number:grouping="true" number:decimal-places="0" number:min-integer-digits="1"/>
    </number:number-style>
    <number:number-style style:volatile="true" style:name="N158P1">
      <number:text> fl </number:text>
      <number:number number:grouping="true" number:decimal-places="0" number:min-integer-digits="1"/>
      <number:text>-</number:text>
    </number:number-style>
    <number:number-style style:volatile="true" style:name="N158P2">
      <number:text> fl - </number:text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volatile="true" style:name="N159P0">
      <number:text> fl </number:text>
      <number:number number:grouping="true" number:decimal-places="2" number:min-integer-digits="1"/>
    </number:number-style>
    <number:number-style style:volatile="true" style:name="N159P1">
      <number:text> fl </number:text>
      <number:number number:grouping="true" number:decimal-places="2" number:min-integer-digits="1"/>
      <number:text>-</number:text>
    </number:number-style>
    <number:number-style style:volatile="true" style:name="N159P2">
      <number:text> fl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style:vertical-align="bottom" style:rotation-align="none"/>
      <style:text-properties style:font-family-generic-complex="system" style:font-family-generic="swiss" style:font-pitch-asian="variable" style:font-name="Calibri" style:font-family-generic-asian="system" style:font-size-complex="11pt" fo:color="#000000" style:font-family-complex="'Lucida Sans'" style:font-pitch-complex="variable" style:font-size-asian="11pt" style:font-name-complex="Lucida Sans" style:font-family-asian="SimSun" fo:font-size="11pt" style:font-name-asian="SimSun" fo:font-family="Calibri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Data" style:display-name="TL Data">
      <style:table-cell-properties fo:background-color="#c8c8a9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 zero-values" fo:margin-top="54pt" fo:margin-left="50.4pt" style:print-page-order="ttb" style:num-format="1" style:print-orientation="portrait" style:scale-to="100%" style:writing-mode="lr-tb" fo:margin-bottom="54pt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4:01:13.4254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</meta:creation-date>
    <dc:date>2017-12-07T14:14:57.178763000</dc:date>
    <meta:editing-duration>PT15M28S</meta:editing-duration>
    <meta:editing-cycles>2</meta:editing-cycles>
    <meta:document-statistic meta:object-count="0" meta:cell-count="665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3.5</meta:generator>
  </office:meta>
</office:document-meta>
</file>